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13" svg:font-family="13"/>
    <style:font-face style:name="20" svg:font-family="20"/>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13" fo:font-size="13pt" style:font-size-asian="13pt" style:font-size-complex="13pt"/>
    </style:style>
    <style:style style:name="P2" style:family="paragraph" style:parent-style-name="Standard">
      <style:text-properties style:font-name="13" fo:font-size="13pt" officeooo:paragraph-rsid="00191a1a" style:font-size-asian="13pt" style:font-size-complex="13pt"/>
    </style:style>
    <style:style style:name="P3" style:family="paragraph" style:parent-style-name="Standard">
      <style:text-properties style:font-name="13" fo:font-size="13pt" officeooo:rsid="001afe8d" officeooo:paragraph-rsid="001afe8d" style:font-size-asian="13pt" style:font-size-complex="13pt"/>
    </style:style>
    <style:style style:name="P4" style:family="paragraph" style:parent-style-name="Standard">
      <style:text-properties style:font-name="13" fo:font-size="13pt" officeooo:paragraph-rsid="001afe8d" style:font-size-asian="13pt" style:font-size-complex="13pt"/>
    </style:style>
    <style:style style:name="T1" style:family="text">
      <style:text-properties officeooo:rsid="00191a1a"/>
    </style:style>
    <style:style style:name="T2" style:family="text">
      <style:text-properties officeooo:rsid="001a6c6d"/>
    </style:style>
    <style:style style:name="T3" style:family="text">
      <style:text-properties officeooo:rsid="001afe8d"/>
    </style:style>
    <style:style style:name="T4" style:family="text">
      <style:text-properties officeooo:rsid="001c9b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 <text:span text:style-name="T2">baris.florent</text:span>@<text:span text:style-name="T2">epitech.eu</text:span></text:p>
      <text:p text:style-name="P1">Date : <text:span text:style-name="T2">20</text:span> <text:span text:style-name="T2">novembre</text:span> 20<text:span text:style-name="T2">15</text:span> 15h46</text:p>
      <text:p text:style-name="P2">A : <text:span text:style-name="T3">larry.page@</text:span><text:a xlink:type="simple" xlink:href="mailto:moussu@saboite.com"><text:span text:style-name="T3">gmail</text:span></text:a><text:a xlink:type="simple" xlink:href="mailto:moussu@saboite.com">.co</text:a><text:a xlink:type="simple" xlink:href="mailto:moussu@saboite.com"><text:span text:style-name="T1">m</text:span></text:a></text:p>
      <text:p text:style-name="P2">Objet : [<text:span text:style-name="T2">google</text:span>.com] <text:span text:style-name="T2">reunion</text:span></text:p>
      <text:p text:style-name="P4"><text:span text:style-name="T3">Pièce jointe : ordredujour.doc</text:span></text:p>
      <text:p text:style-name="P1"/>
      <text:p text:style-name="P3">Bonjour,</text:p>
      <text:p text:style-name="P3"/>
      <text:p text:style-name="P3">J'apporte par ce mail des précisions concernant la prochaine réunion du 27/11/2015. </text:p>
      <text:p text:style-name="P4"><text:span text:style-name="T3">Monsieur PAGE, comme vous le savez votre site est bientôt complètement opérationnel, et nous aborderons avec vous les différentes parties énumérées dans l'odre du jour ci joint, afin de finaliser et revoir ces derniers points ensemble avant la mise en ligne.</text:span></text:p>
      <text:p text:style-name="P2"><text:s/></text:p>
      <text:p text:style-name="P1">Cordialement,</text:p>
      <text:p text:style-name="P1"/>
      <text:p text:style-name="P1"><text:span text:style-name="T1">Florent</text:span> <text:span text:style-name="T1">BARIS</text:span></text:p>
      <text:p text:style-name="P1"/>
      <text:p text:style-name="P1">WebDev</text:p>
      <text:p text:style-name="P1">site « <text:span text:style-name="T4">google</text:span>.com »</text:p>
      <text:p text:style-name="P1">0<text:span text:style-name="T3">1</text:span>.<text:span text:style-name="T3">23</text:span>.<text:span text:style-name="T3">45</text:span>.<text:span text:style-name="T3">67</text:span>.<text:span text:style-name="T3">89</text:span></text:p>
      <text:p text:style-name="P1">SUPERWEBDEVGENIAUX</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13" svg:font-family="13"/>
    <style:font-face style:name="20" svg:font-family="20"/>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6:00:45.376744264</meta:creation-date>
    <dc:date>2015-11-22T18:55:27.065928563</dc:date>
    <meta:editing-duration>PT7M22S</meta:editing-duration>
    <meta:editing-cycles>1</meta:editing-cycles>
    <meta:document-statistic meta:table-count="0" meta:image-count="0" meta:object-count="0" meta:page-count="1" meta:paragraph-count="15" meta:word-count="84" meta:character-count="574" meta:non-whitespace-character-count="502"/>
    <meta:generator>LibreOffice/4.2.8.2$Linux_X86_64 LibreOffice_project/420m0$Build-2</meta:generator>
  </office:meta>
</office:document-meta>
</file>